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02e0a6" officeooo:paragraph-rsid="0002e0a6" style:font-size-asian="8pt" style:font-size-complex="8pt"/>
    </style:style>
    <style:style style:name="P2" style:family="paragraph" style:parent-style-name="Standard">
      <style:text-properties fo:font-size="8pt" officeooo:rsid="0002e0a6" officeooo:paragraph-rsid="0007ffe0" style:font-size-asian="8pt" style:font-size-complex="8pt"/>
    </style:style>
    <style:style style:name="P3" style:family="paragraph" style:parent-style-name="Standard">
      <style:text-properties fo:font-size="8pt" officeooo:rsid="0002e0a6" officeooo:paragraph-rsid="000eb5af" style:font-size-asian="8pt" style:font-size-complex="8pt"/>
    </style:style>
    <style:style style:name="P4" style:family="paragraph" style:parent-style-name="Standard">
      <style:text-properties fo:font-size="8pt" officeooo:rsid="00043154" officeooo:paragraph-rsid="00043154" style:font-size-asian="8pt" style:font-size-complex="8pt"/>
    </style:style>
    <style:style style:name="P5" style:family="paragraph" style:parent-style-name="Standard">
      <style:text-properties fo:font-size="8pt" officeooo:rsid="00043154" officeooo:paragraph-rsid="0007ffe0" style:font-size-asian="8pt" style:font-size-complex="8pt"/>
    </style:style>
    <style:style style:name="P6" style:family="paragraph" style:parent-style-name="Standard">
      <style:text-properties fo:font-size="8pt" officeooo:rsid="0007d28d" officeooo:paragraph-rsid="0007d28d" style:font-size-asian="8pt" style:font-size-complex="8pt"/>
    </style:style>
    <style:style style:name="P7" style:family="paragraph" style:parent-style-name="Standard">
      <style:text-properties fo:font-size="8pt" officeooo:rsid="0007d28d" officeooo:paragraph-rsid="0009c481" style:font-size-asian="8pt" style:font-size-complex="8pt"/>
    </style:style>
    <style:style style:name="P8" style:family="paragraph" style:parent-style-name="Standard">
      <style:text-properties fo:font-size="8pt" officeooo:rsid="000eb5af" officeooo:paragraph-rsid="000eb5af" style:font-size-asian="8pt" style:font-size-complex="8pt"/>
    </style:style>
    <style:style style:name="P9" style:family="paragraph" style:parent-style-name="Standard">
      <style:text-properties fo:font-size="8pt" officeooo:rsid="000eb5af" officeooo:paragraph-rsid="00103685" style:font-size-asian="8pt" style:font-size-complex="8pt"/>
    </style:style>
    <style:style style:name="P10" style:family="paragraph" style:parent-style-name="Standard">
      <style:text-properties fo:font-size="8pt" officeooo:rsid="000eb5af" officeooo:paragraph-rsid="0011cfb9" style:font-size-asian="8pt" style:font-size-complex="8pt"/>
    </style:style>
    <style:style style:name="P11" style:family="paragraph" style:parent-style-name="Standard">
      <style:text-properties fo:font-size="8pt" officeooo:rsid="000eb5af" officeooo:paragraph-rsid="000eb5af" style:font-size-asian="8pt" style:font-size-complex="8pt"/>
    </style:style>
    <style:style style:name="P12" style:family="paragraph" style:parent-style-name="Standard">
      <style:text-properties fo:font-size="8pt" officeooo:rsid="00160491" officeooo:paragraph-rsid="00160491" style:font-size-asian="8pt" style:font-size-complex="8pt"/>
    </style:style>
    <style:style style:name="P13" style:family="paragraph" style:parent-style-name="Standard">
      <style:text-properties fo:font-size="8pt" officeooo:rsid="0002e0a6" officeooo:paragraph-rsid="0002e0a6" style:font-size-asian="8pt" style:font-size-complex="8pt"/>
    </style:style>
    <style:style style:name="P14" style:family="paragraph" style:parent-style-name="Standard">
      <style:text-properties fo:font-size="8pt" officeooo:rsid="0002e0a6" officeooo:paragraph-rsid="000eb5af" style:font-size-asian="8pt" style:font-size-complex="8pt"/>
    </style:style>
    <style:style style:name="T1" style:family="text">
      <style:text-properties officeooo:rsid="00043154"/>
    </style:style>
    <style:style style:name="T2" style:family="text">
      <style:text-properties officeooo:rsid="0006010b"/>
    </style:style>
    <style:style style:name="T3" style:family="text">
      <style:text-properties officeooo:rsid="00067140"/>
    </style:style>
    <style:style style:name="T4" style:family="text">
      <style:text-properties officeooo:rsid="000eb5af"/>
    </style:style>
    <style:style style:name="T5" style:family="text">
      <style:text-properties officeooo:rsid="00103685"/>
    </style:style>
    <style:style style:name="T6" style:family="text">
      <style:text-properties officeooo:rsid="001604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3<text:span text:style-name="T6">)</text:span></text:p>
      <text:p text:style-name="P12">Original</text:p>
      <text:p text:style-name="P8"/>
      <text:p text:style-name="P8"><text:s/>define AGGC= text({"ss_ext_sales_price",1},{"ss_sales_price",1},{"ss_ext_discount_amt",1},{"ss_net_profit",1}); </text:p>
      <text:p text:style-name="P8"><text:s/>define MONTH = random(11,12,uniform); </text:p>
      <text:p text:style-name="P8"><text:s/>define MANUFACT= random(1,1000,uniform); </text:p>
      <text:p text:style-name="P8"><text:s/>define _LIMIT=100; </text:p>
      <text:p text:style-name="P8"/>
      <text:p text:style-name="P8"><text:s/>[_LIMITA] select [_LIMITB] dt.d_year,item.i_brand_id brand_id, item.i_brand brand, sum([AGGC]) sum_agg </text:p>
      <text:p text:style-name="P8">from <text:s/>date_dim dt , store_sales ,item </text:p>
      <text:p text:style-name="P8">where dt.d_date_sk = store_sales.ss_sold_date_sk </text:p>
      <text:p text:style-name="P8">and store_sales.ss_item_sk = item.i_item_sk </text:p>
      <text:p text:style-name="P8">and item.i_manufact_id = [MANUFACT] </text:p>
      <text:p text:style-name="P8">and dt.d_moy=[MONTH] </text:p>
      <text:p text:style-name="P8">group by dt.d_year ,item.i_brand ,item.i_brand_id </text:p>
      <text:p text:style-name="P8">order by dt.d_year ,sum_agg desc ,brand_id </text:p>
      <text:p text:style-name="P8">[_LIMITC];</text:p>
      <text:p text:style-name="P1"/>
      <text:p text:style-name="P12">Altered</text:p>
      <text:p text:style-name="P1"/>
      <text:p text:style-name="P1">select <text:s/>dt.d_year ,item.i_brand_id brand_id ,item.i_brand brand , sum(ss_sales_price) </text:p>
      <text:p text:style-name="P1">from <text:s/>date_dim dt ,store_sales ,item </text:p>
      <text:p text:style-name="P1">where dt.d_date_sk = store_sales.ss_sold_date_sk </text:p>
      <text:p text:style-name="P1">and store_sales.ss_item_sk = item.i_item_sk </text:p>
      <text:p text:style-name="P1">and item.i_manufact_id = 600 and dt.d_moy=12 </text:p>
      <text:p text:style-name="P1">group by dt.d_year,item.i_brand ,item.i_brand_id; </text:p>
      <text:p text:style-name="P1"/>
      <text:p text:style-name="P1"><text:span text:style-name="T4">6</text:span>)</text:p>
      <text:p text:style-name="P12">Original</text:p>
      <text:p text:style-name="P1"/>
      <text:p text:style-name="P8"><text:s/>define YEAR = random(1998, 2002, uniform); </text:p>
      <text:p text:style-name="P8"><text:s/>define MONTH= random(1,7,uniform); </text:p>
      <text:p text:style-name="P8"><text:s/>define _LIMIT=100; </text:p>
      <text:p text:style-name="P8"><text:s/></text:p>
      <text:p text:style-name="P8"><text:s/>[_LIMITA] select [_LIMITB] a.ca_state state, count(*) cnt </text:p>
      <text:p text:style-name="P8"><text:s/>from customer_address a ,customer c ,store_sales s ,date_dim d , tem i </text:p>
      <text:p text:style-name="P8"><text:s/>where a.ca_address_sk = c.c_current_addr_sk </text:p>
      <text:p text:style-name="P8">and c.c_customer_sk = s.ss_customer_sk </text:p>
      <text:p text:style-name="P8">and s.ss_sold_date_sk = d.d_date_sk and s.ss_item_sk = i.i_item_sk </text:p>
      <text:p text:style-name="P8">and d.d_month_seq = </text:p>
      <text:p text:style-name="P8">(select distinct (d_month_seq) </text:p>
      <text:p text:style-name="P8">from date_dim </text:p>
      <text:p text:style-name="P8">where d_year = [YEAR] and d_moy = [MONTH] ) </text:p>
      <text:p text:style-name="P8">and i.i_current_price &gt; 1.2 * </text:p>
      <text:p text:style-name="P8">(select avg(j.i_current_price) </text:p>
      <text:p text:style-name="P8">from item j where j.i_category = i.i_category) </text:p>
      <text:p text:style-name="P8">group by a.ca_state </text:p>
      <text:p text:style-name="P8">having count(*) &gt;= 10 </text:p>
      <text:p text:style-name="P8">order by cnt </text:p>
      <text:p text:style-name="P8">[_LIMITC];</text:p>
      <text:p text:style-name="P8"/>
      <text:p text:style-name="P12">Altered</text:p>
      <text:p text:style-name="P8"/>
      <text:p text:style-name="P4">select c.ca_state state, count(*) cnt </text:p>
      <text:p text:style-name="P4">from customer1 c ,store_sales s ,date_dim d ,item i </text:p>
      <text:p text:style-name="P4">where c.c_customer_sk = s.ss_customer_sk </text:p>
      <text:p text:style-name="P4">and s.ss_sold_date_sk = d.d_date_sk </text:p>
      <text:p text:style-name="P4">and s.ss_item_sk = i.i_item_sk </text:p>
      <text:p text:style-name="P4">and d_year = 2001 </text:p>
      <text:p text:style-name="P4">and i.i_current_price &gt; 9 </text:p>
      <text:p text:style-name="P4">group by c.ca_state;</text:p>
      <text:p text:style-name="P1"/>
      <text:p text:style-name="P1"><text:span text:style-name="T4">19</text:span>)</text:p>
      <text:p text:style-name="P12">Original</text:p>
      <text:p text:style-name="P1"/>
      <text:p text:style-name="P8">define YEAR= random(1998, 2002, uniform); </text:p>
      <text:p text:style-name="P8">define MONTH=random(11,12,uniform); </text:p>
      <text:p text:style-name="P8">define MGR_IDX = dist(i_manager_id, 1, 1); </text:p>
      <text:p text:style-name="P8">define MANAGER=random(distmember(i_manager_id, [MGR_IDX], 2), distmember(i_manager_id, [MGR_IDX], 3),uniform); </text:p>
      <text:p text:style-name="P8">define _LIMIT=100; </text:p>
      <text:p text:style-name="P8"><text:s/></text:p>
      <text:p text:style-name="P8">[_LIMITA] <text:s/>select [_LIMITB] i_brand_id brand_id, i_brand brand, i_manufact_id, i_manufact, </text:p>
      <text:p text:style-name="P8">sum(ss_ext_sales_price) ext_price </text:p>
      <text:p text:style-name="P8">from date_dim, store_sales, item,customer,customer_address,store </text:p>
      <text:p text:style-name="P8">where d_date_sk = ss_sold_date_sk and ss_item_sk = i_item_sk </text:p>
      <text:p text:style-name="P8">and i_manager_id=[MANAGER] and d_moy=[MONTH] </text:p>
      <text:p text:style-name="P8">and d_year=[YEAR] and ss_customer_sk = c_customer_sk </text:p>
      <text:p text:style-name="P8">and c_current_addr_sk = ca_address_sk </text:p>
      <text:p text:style-name="P8">and substr(ca_zip,1,5) &lt;&gt; substr(s_zip,1,5) </text:p>
      <text:p text:style-name="P8">and ss_store_sk = s_store_sk </text:p>
      <text:p text:style-name="P8">group by i_brand ,i_brand_id ,i_manufact_id ,i_manufact </text:p>
      <text:p text:style-name="P8">order by ext_price desc, i_brand, i_brand_id , i_manufact_id , i_manufact </text:p>
      <text:p text:style-name="P8">[_LIMITC] ;</text:p>
      <text:p text:style-name="P8"/>
      <text:p text:style-name="P12">Altered</text:p>
      <text:p text:style-name="P8"/>
      <text:p text:style-name="P1">select <text:s/>i_brand_id brand_id, i_brand brand, i_manufact_id, i_manufact, sum(ss_ext_sales_price) ext_price </text:p>
      <text:p text:style-name="P1">from date_dim, store_sales, item, customer1 </text:p>
      <text:p text:style-name="P1">where d_date_sk = ss_sold_date_sk </text:p>
      <text:p text:style-name="P2">and ss_item_sk = i_item_sk </text:p>
      <text:p text:style-name="P2">and ss_customer_sk = c_customer_sk </text:p>
      <text:p text:style-name="P1">and i_manager_id=20 </text:p>
      <text:p text:style-name="P1">and d_moy=11 and d_year=2001 </text:p>
      <text:p text:style-name="P1">and ca_zip <text:span text:style-name="T3">='35709'</text:span></text:p>
      <text:p text:style-name="P1">group by i_brand ,i_brand_id ,i_manufact_id ,i_manufact; </text:p>
      <text:p text:style-name="P1"/>
      <text:p text:style-name="P1"><text:span text:style-name="T4">27</text:span>)</text:p>
      <text:p text:style-name="P12">Original</text:p>
      <text:p text:style-name="P1"/>
      <text:p text:style-name="P8">define YEAR = random(1998, 2002, uniform); </text:p>
      <text:p text:style-name="P8">define GEN= dist(gender, 1, 1); </text:p>
      <text:p text:style-name="P8">define MS= dist(marital_status, 1, 1); </text:p>
      <text:p text:style-name="P8">define ES= dist(education, 1, 1); </text:p>
      <text:p text:style-name="P8">define STATENUMBER=ulist(random(1, rowcount("active_states", "store"), uniform),6); </text:p>
      <text:p text:style-name="P8">define STATE_A=distmember(fips_county,[STATENUMBER.1], 3); </text:p>
      <text:p text:style-name="P8">define STATE_B=distmember(fips_county,[STATENUMBER.2], 3); </text:p>
      <text:p text:style-name="P8">define STATE_C=distmember(fips_county,[STATENUMBER.3], 3); </text:p>
      <text:p text:style-name="P8">define STATE_D=distmember(fips_county,[STATENUMBER.4], 3); </text:p>
      <text:p text:style-name="P8">define STATE_E=distmember(fips_county,[STATENUMBER.5], 3); </text:p>
      <text:p text:style-name="P8">define STATE_F=distmember(fips_county,[STATENUMBER.6], 3); </text:p>
      <text:p text:style-name="P8">define _LIMIT=100; </text:p>
      <text:p text:style-name="P8"/>
      <text:p text:style-name="P8"><text:s/>[_LIMITA] select [_LIMITB] i_item_id, </text:p>
      <text:p text:style-name="P8"><text:s/>s_state, grouping(s_state) g_state, avg(ss_quantity) agg1, avg(ss_list_price) agg2, avg(ss_coupon_amt) agg3, avg(ss_sales_price) agg4 </text:p>
      <text:p text:style-name="P8">from store_sales, customer_demographics, date_dim, store, item </text:p>
      <text:p text:style-name="P8">where ss_sold_date_sk = d_date_skand </text:p>
      <text:p text:style-name="P8">ss_item_sk = i_item_skand ss_store_sk = s_store_skand </text:p>
      <text:p text:style-name="P8">ss_cdemo_sk = cd_demo_skand cd_gender = '[GEN]'and </text:p>
      <text:p text:style-name="P8">cd_marital_status = '[MS]'and cd_education_status = '[ES]'and </text:p>
      <text:p text:style-name="P8">d_year = [YEAR]and s_state in ('[STATE_A]','[STATE_B]', '[STATE_C]', '[STATE_D]', '[STATE_E]', '[STATE_F]') </text:p>
      <text:p text:style-name="P8">group by rollup (i_item_id, s_state) </text:p>
      <text:p text:style-name="P8">order by i_item_id , s_state </text:p>
      <text:p text:style-name="P8">[_LIMITC]; </text:p>
      <text:p text:style-name="P8"/>
      <text:p text:style-name="P12">Altered</text:p>
      <text:p text:style-name="P8"/>
      <text:p text:style-name="P1">select i_item_id, s_state, <text:span text:style-name="T2">sum</text:span>(ss_sales_price) agg4 </text:p>
      <text:p text:style-name="P1">from store_sales, customer1, date_dim, item </text:p>
      <text:p text:style-name="P1">where ss_sold_date_sk = d_date_skand </text:p>
      <text:p text:style-name="P1">ss_item_sk = i_item_skand </text:p>
      <text:p text:style-name="P1">ss_customer_sk = c_customer_skand </text:p>
      <text:p text:style-name="P1">cd_gender = 'F'and </text:p>
      <text:p text:style-name="P1">cd_marital_status = 'S'and </text:p>
      <text:p text:style-name="P1">cd_education_status = 'Secondary'and </text:p>
      <text:p text:style-name="P1">d_year = 2001and </text:p>
      <text:p text:style-name="P1">s_state in ('TN') </text:p>
      <text:p text:style-name="P1">group by i_item_id, s_state; </text:p>
      <text:p text:style-name="P1">limit 100; </text:p>
      <text:p text:style-name="P1"/>
      <text:p text:style-name="P1"><text:span text:style-name="T1">53)</text:span></text:p>
      <text:p text:style-name="P12">Original</text:p>
      <text:p text:style-name="P1"/>
      <text:p text:style-name="P8">define DMS = random(1176,1224,uniform); </text:p>
      <text:p text:style-name="P8">define _LIMIT=100; </text:p>
      <text:p text:style-name="P8"/>
      <text:p text:style-name="P8">[_LIMITA] select [_LIMITB] * from </text:p>
      <text:p text:style-name="P8">(select i_manufact_id, </text:p>
      <text:p text:style-name="P8">sum(ss_sales_price) sum_sales, </text:p>
      <text:p text:style-name="P8"><text:soft-page-break/>avg(sum(ss_sales_price)) over (partition by i_manufact_id) avg_quarterly_sales </text:p>
      <text:p text:style-name="P8">from item, store_sales, date_dim, store </text:p>
      <text:p text:style-name="P8">where ss_item_sk = i_item_skand </text:p>
      <text:p text:style-name="P8">ss_sold_date_sk = d_date_skand </text:p>
      <text:p text:style-name="P8">ss_store_sk = s_store_skand </text:p>
      <text:p text:style-name="P8">d_month_seq in ([DMS],[DMS]+1,[DMS]+2,[DMS]+3,[DMS]+4,[DMS]+5,[DMS]+6,[DMS]+7,[DMS]+8,[DMS]+9,[DMS]+10,[DMS]+11)and </text:p>
      <text:p text:style-name="P8">((i_category in ('Books','Children','Electronics')and </text:p>
      <text:p text:style-name="P8">i_class in ('personal','portable','reference','self-help')and </text:p>
      <text:p text:style-name="P8">i_brand in ('scholaramalgamalg #14','scholaramalgamalg #7', </text:p>
      <text:p text:style-name="P8">'exportiunivamalg #9','scholaramalgamalg #9')) </text:p>
      <text:p text:style-name="P8">or(i_category in ('Women','Music','Men')and </text:p>
      <text:p text:style-name="P8">i_class in ('accessories','classical','fragrances','pants')and </text:p>
      <text:p text:style-name="P8">i_brand in ('amalgimporto #1','edu packscholar #1','exportiimporto #1', </text:p>
      <text:p text:style-name="P8">'importoamalg #1'))) </text:p>
      <text:p text:style-name="P8">group by i_manufact_id, d_qoy ) tmp1 </text:p>
      <text:p text:style-name="P8">where case when avg_quarterly_sales &gt; 0 </text:p>
      <text:p text:style-name="P8">then abs (sum_sales - avg_quarterly_sales)/ avg_quarterly_sales </text:p>
      <text:p text:style-name="P8">else null end &gt; 0.1 </text:p>
      <text:p text:style-name="P8">order by avg_quarterly_sales, </text:p>
      <text:p text:style-name="P8"><text:s/>sum_sales, </text:p>
      <text:p text:style-name="P8"><text:s/>i_manufact_id </text:p>
      <text:p text:style-name="P8">[_LIMITC]; </text:p>
      <text:p text:style-name="P8"/>
      <text:p text:style-name="P12">Altered</text:p>
      <text:p text:style-name="P1"/>
      <text:p text:style-name="P4">select i_item_id , i_item_desc, i_category, i_class, i_current_price , sum(ss_ext_sales_price) as itemrevenue </text:p>
      <text:p text:style-name="P4">from store_sales, item, date_dim </text:p>
      <text:p text:style-name="P4">where ss_item_sk = i_item_sk </text:p>
      <text:p text:style-name="P5">and ss_sold_date_sk = d_date_sk </text:p>
      <text:p text:style-name="P4">and i_category in ('Music','Home','Sports') </text:p>
      <text:p text:style-name="P4">and d_month_seq between 1200and 1211 </text:p>
      <text:p text:style-name="P4">group by i_item_id , i_item_desc, i_category , i_class , i_current_price;</text:p>
      <text:p text:style-name="P1"/>
      <text:p text:style-name="P1">6<text:span text:style-name="T4">8</text:span>)</text:p>
      <text:p text:style-name="P12">Original</text:p>
      <text:p text:style-name="P1"/>
      <text:p text:style-name="P8">define DEPCNT=random(0,9,uniform); </text:p>
      <text:p text:style-name="P8">define YEAR = random(1998,2000,uniform); </text:p>
      <text:p text:style-name="P8">define VEHCNT=random(-1,4,uniform); </text:p>
      <text:p text:style-name="P8">define CITYNUMBER = ulist(random(1, rowcount("active_cities", "store"), uniform), 2); </text:p>
      <text:p text:style-name="P8">define CITY_A = distmember(cities, [CITYNUMBER.1], 1); </text:p>
      <text:p text:style-name="P8">define CITY_B = distmember(cities, [CITYNUMBER.2], 1); </text:p>
      <text:p text:style-name="P8">define _LIMIT=100; </text:p>
      <text:p text:style-name="P8"><text:s/></text:p>
      <text:p text:style-name="P8">[_LIMITA] select [_LIMITB] c_last_name ,c_first_name , ca_city , bought_city , ss_ticket_number ,extended_price , extended_tax , list_price </text:p>
      <text:p text:style-name="P8"><text:s/>from (select ss_ticket_number , ss_customer_sk, ca_city bought_city , sum(ss_ext_sales_price) extended_price, sum(ss_ext_list_price) list_price, sum(ss_ext_tax) extended_tax </text:p>
      <text:p text:style-name="P8"><text:s/>from store_sales , date_dim , store , household_demographics , customer_address </text:p>
      <text:p text:style-name="P8">where store_sales.ss_sold_date_sk = date_dim.d_date_sk </text:p>
      <text:p text:style-name="P8">and store_sales.ss_store_sk = store.s_store_sk <text:s/></text:p>
      <text:p text:style-name="P8">and store_sales.ss_hdemo_sk = household_demographics.hd_demo_sk </text:p>
      <text:p text:style-name="P8">and store_sales.ss_addr_sk = customer_address.ca_address_sk </text:p>
      <text:p text:style-name="P8">and date_dim.d_dom between 1and 2 </text:p>
      <text:p text:style-name="P8">and (household_demographics.hd_dep_count = [DEPCNT] or </text:p>
      <text:p text:style-name="P8"><text:s/>household_demographics.hd_vehicle_count= [VEHCNT]) </text:p>
      <text:p text:style-name="P8">and date_dim.d_year in ([YEAR],[YEAR]+1,[YEAR]+2) </text:p>
      <text:p text:style-name="P8">and store.s_city in ('[CITY_A]','[CITY_B]') </text:p>
      <text:p text:style-name="P8"><text:s/>group by ss_ticket_number , ss_customer_sk , ss_addr_sk,ca_city) dn , customer , customer_address current_addr </text:p>
      <text:p text:style-name="P8">where ss_customer_sk = c_customer_sk </text:p>
      <text:p text:style-name="P8">and customer.c_current_addr_sk = current_addr.ca_address_sk </text:p>
      <text:p text:style-name="P8">and current_addr.ca_city &lt;&gt; bought_city </text:p>
      <text:p text:style-name="P8">order by c_last_name , ss_ticket_number </text:p>
      <text:p text:style-name="P8">[_LIMITC]; </text:p>
      <text:p text:style-name="P8"/>
      <text:p text:style-name="P12">Altered</text:p>
      <text:p text:style-name="P1"/>
      <text:p text:style-name="P1">select c_last_name ,c_first_name ,ca_city,ss_ticket_number , sum(ss_ext_sales_price) extended_price </text:p>
      <text:p text:style-name="P1">from store_sales ,date_dim ,customer1 </text:p>
      <text:p text:style-name="P1">where store_sales.ss_sold_date_sk = date_dim.d_date_sk </text:p>
      <text:p text:style-name="P1">and store_sales.ss_customer_sk = customer1.c_customer_sk </text:p>
      <text:p text:style-name="P1">and date_dim.d_dom between 20 and 21 </text:p>
      <text:p text:style-name="P1">and (customer1.hd_dep_count = 4 or </text:p>
      <text:p text:style-name="P1">customer1.hd_vehicle_count= 2) </text:p>
      <text:p text:style-name="P1">and date_dim.d_year in (1999,2000,2001) </text:p>
      <text:p text:style-name="P1">and store_sales.s_city in ('Midway') </text:p>
      <text:p text:style-name="P1">group by c_last_name ,c_first_name ,ca_city, ss_ticket_number; </text:p>
      <text:p text:style-name="P1"/>
      <text:p text:style-name="P1"/>
      <text:p text:style-name="P1">7<text:span text:style-name="T4">1</text:span>)</text:p>
      <text:p text:style-name="P12">Original</text:p>
      <text:p text:style-name="P1"/>
      <text:p text:style-name="P8">define YEAR= random(1998, 2002, uniform); </text:p>
      <text:p text:style-name="P8">define MONTH=random(11,12,uniform); </text:p>
      <text:p text:style-name="P8"/>
      <text:p text:style-name="P8"><text:s/>select i_brand_id brand_id, i_brand brand,t_hour,t_minute, </text:p>
      <text:p text:style-name="P8"><text:s/>sum(ext_price) ext_price </text:p>
      <text:p text:style-name="P8"><text:s/>from item, (select ws_ext_sales_price as ext_price, </text:p>
      <text:p text:style-name="P8">ws_sold_date_sk as sold_date_sk, ws_item_sk as sold_item_sk, ws_sold_time_sk as time_sk <text:s/></text:p>
      <text:p text:style-name="P8">from web_sales,date_dim </text:p>
      <text:p text:style-name="P8">where d_date_sk = ws_sold_date_sk </text:p>
      <text:p text:style-name="P8">and d_moy=[MONTH] and d_year=[YEAR] </text:p>
      <text:p text:style-name="P8">union all </text:p>
      <text:p text:style-name="P8">select cs_ext_sales_price as ext_price, cs_sold_date_sk as sold_date_sk, cs_item_sk as sold_item_sk, cs_sold_time_sk as time_sk </text:p>
      <text:p text:style-name="P8">from catalog_sales,date_dim </text:p>
      <text:p text:style-name="P8">where d_date_sk = cs_sold_date_sk </text:p>
      <text:p text:style-name="P8">and d_moy=[MONTH] and d_year=[YEAR] </text:p>
      <text:p text:style-name="P8">union all </text:p>
      <text:p text:style-name="P8">select ss_ext_sales_price as ext_price, ss_sold_date_sk as sold_date_sk, ss_item_sk as sold_item_sk, ss_sold_time_sk as time_sk </text:p>
      <text:p text:style-name="P8">from store_sales,date_dim </text:p>
      <text:p text:style-name="P8">where d_date_sk = ss_sold_date_sk </text:p>
      <text:p text:style-name="P10">and d_moy=[MONTH] </text:p>
      <text:p text:style-name="P10">and d_year=[YEAR] ) as tmp,time_dim </text:p>
      <text:p text:style-name="P8">where sold_item_sk = i_item_sk </text:p>
      <text:p text:style-name="P8">and i_manager_id=1 </text:p>
      <text:p text:style-name="P8">and time_sk = t_time_sk </text:p>
      <text:p text:style-name="P8">and (t_meal_time = 'breakfast' or t_meal_time = 'dinner') </text:p>
      <text:p text:style-name="P8">group by i_brand, i_brand_id,t_hour,t_minute </text:p>
      <text:p text:style-name="P8">order by ext_price desc, i_brand_id ;</text:p>
      <text:p text:style-name="P1"/>
      <text:p text:style-name="P12">Altered</text:p>
      <text:p text:style-name="P1"/>
      <text:p text:style-name="P6">select i_brand_id brand_id, i_brand brand,t_hour,t_minute, sum(ss_ext_sales_price) ext_price </text:p>
      <text:p text:style-name="P6">from item, date_dim, store_sales, time_dim1 </text:p>
      <text:p text:style-name="P6">where <text:s text:c="2"/>ss_item_sk = i_item_sk </text:p>
      <text:p text:style-name="P7">and ss_sold_time_sk = t_time_sk </text:p>
      <text:p text:style-name="P7">and ss_sold_date_sk = d_date_sk</text:p>
      <text:p text:style-name="P6">and i_manager_id=1 </text:p>
      <text:p text:style-name="P6">and d_moy=11 </text:p>
      <text:p text:style-name="P6">and d_year=2001 </text:p>
      <text:p text:style-name="P6">and (t_meal_time = 'breakfast' or t_meal_time = 'dinner') </text:p>
      <text:p text:style-name="P6">group by i_brand, i_brand_id,t_hour,t_minute; </text:p>
      <text:p text:style-name="P1"/>
      <text:p text:style-name="P1"><text:span text:style-name="T4">79</text:span>)</text:p>
      <text:p text:style-name="P12">Original</text:p>
      <text:p text:style-name="P1"/>
      <text:p text:style-name="P8">define DEPCNT=random(0,9,uniform); </text:p>
      <text:p text:style-name="P8">define YEAR = random(1998,2000,uniform); </text:p>
      <text:p text:style-name="P8">define VEHCNT=random(-1,4,uniform); </text:p>
      <text:p text:style-name="P8">define _LIMIT=100; </text:p>
      <text:p text:style-name="P8"><text:s/></text:p>
      <text:p text:style-name="P8">[_LIMITA] select [_LIMITB] </text:p>
      <text:p text:style-name="P8">c_last_name,c_first_name,substr(s_city,1,30),ss_ticket_number,amt,profit </text:p>
      <text:p text:style-name="P8">from <text:s text:c="2"/>(select ss_ticket_number , ss_customer_sk , store.s_city , sum(ss_coupon_amt) amt , sum(ss_net_profit) profit </text:p>
      <text:p text:style-name="P9">from store_sales,date_dim,store,household_demographics </text:p>
      <text:p text:style-name="P8">where store_sales.ss_sold_date_sk = date_dim.d_date_sk </text:p>
      <text:p text:style-name="P8">and store_sales.ss_store_sk = store.s_store_sk <text:s/></text:p>
      <text:p text:style-name="P8">and store_sales.ss_hdemo_sk = household_demographics.hd_demo_sk </text:p>
      <text:p text:style-name="P8">and (household_demographics.hd_dep_count = [DEPCNT] or household_demographics.hd_vehicle_count &gt; [VEHCNT]) </text:p>
      <text:p text:style-name="P8">and date_dim.d_dow = 1 </text:p>
      <text:p text:style-name="P8">and date_dim.d_year in ([YEAR],[YEAR]+1,[YEAR]+2) </text:p>
      <text:p text:style-name="P8">and store.s_number_employees between 200and 295 </text:p>
      <text:p text:style-name="P8">group by ss_ticket_number,ss_customer_sk,ss_addr_sk,store.s_city) ms,customer </text:p>
      <text:p text:style-name="P8"><text:soft-page-break/>where ss_customer_sk = c_customer_sk </text:p>
      <text:p text:style-name="P8">order by c_last_name,c_first_name,substr(s_city,1,30), profit </text:p>
      <text:p text:style-name="P8">[_LIMITC]; </text:p>
      <text:p text:style-name="P1"/>
      <text:p text:style-name="P12">Altered</text:p>
      <text:p text:style-name="P1"/>
      <text:p text:style-name="P1">select ss_ticket_number ,ss_customer_sk ,store_sales.s_city , sum(ss_coupon_amt) amt </text:p>
      <text:p text:style-name="P1">from store_sales,date_dim,customer1 </text:p>
      <text:p text:style-name="P1">where store_sales.ss_sold_date_sk = date_dim.d_date_sk </text:p>
      <text:p text:style-name="P1">and store_sales.ss_customer_sk = customer1.c_customer_sk </text:p>
      <text:p text:style-name="P1">and (customer1.hd_dep_count = 5 or customer1.hd_vehicle_count &gt; 2) </text:p>
      <text:p text:style-name="P1">and date_dim.d_dow = 1 </text:p>
      <text:p text:style-name="P1">and date_dim.d_year in (1998,1999,2000)and store_sales.s_number_employees between 200and 295 </text:p>
      <text:p text:style-name="P1">group by ss_ticket_number,ss_customer_sk,store_sales.s_city; </text:p>
      <text:p text:style-name="P1"/>
      <text:p text:style-name="P1"/>
      <text:p text:style-name="P1"><text:span text:style-name="T4">88</text:span>)</text:p>
      <text:p text:style-name="P12">Original</text:p>
      <text:p text:style-name="P1"/>
      <text:p text:style-name="P8">define HOUR = ulist(random(-1,4,uniform),3); </text:p>
      <text:p text:style-name="P8">define STORE = dist(stores,1,1); </text:p>
      <text:p text:style-name="P8"/>
      <text:p text:style-name="P8">select <text:s/>* </text:p>
      <text:p text:style-name="P8">from (select count(*) h8_30_to_9 </text:p>
      <text:p text:style-name="P9">from store_sales, household_demographics , time_dim, store </text:p>
      <text:p text:style-name="P9">where ss_sold_time_sk = time_dim.t_time_sk <text:s text:c="2"/></text:p>
      <text:p text:style-name="P8">and ss_hdemo_sk = household_demographics.hd_demo_sk </text:p>
      <text:p text:style-name="P8">and ss_store_sk = s_store_sk </text:p>
      <text:p text:style-name="P8">and time_dim.t_hour = 8 </text:p>
      <text:p text:style-name="P8">and time_dim.t_minute &gt;= 30 </text:p>
      <text:p text:style-name="P8">and ((household_demographics.hd_dep_count = [HOUR.1]and household_demographics.hd_vehicle_count&lt;=[HOUR.1]+2) or </text:p>
      <text:p text:style-name="P8">(household_demographics.hd_dep_count = [HOUR.2]and household_demographics.hd_vehicle_count&lt;=[HOUR.2]+2) or </text:p>
      <text:p text:style-name="P8">(household_demographics.hd_dep_count = [HOUR.3]and household_demographics.hd_vehicle_count&lt;=[HOUR.3]+2)) </text:p>
      <text:p text:style-name="P8">and store.s_store_name = 'ese') s1, </text:p>
      <text:p text:style-name="P8">(select count(*) h9_to_9_30 </text:p>
      <text:p text:style-name="P8">from store_sales, household_demographics , time_dim, store </text:p>
      <text:p text:style-name="P8">where ss_sold_time_sk = time_dim.t_time_sk </text:p>
      <text:p text:style-name="P8">and ss_hdemo_sk = household_demographics.hd_demo_sk </text:p>
      <text:p text:style-name="P8">and ss_store_sk = s_store_sk </text:p>
      <text:p text:style-name="P8">and time_dim.t_hour = 9 </text:p>
      <text:p text:style-name="P8">and time_dim.t_minute &lt; 30 </text:p>
      <text:p text:style-name="P8">and ((household_demographics.hd_dep_count = [HOUR.1]and household_demographics.hd_vehicle_count&lt;=[HOUR.1]+2) or </text:p>
      <text:p text:style-name="P8">(household_demographics.hd_dep_count = [HOUR.2]and household_demographics.hd_vehicle_count&lt;=[HOUR.2]+2) or </text:p>
      <text:p text:style-name="P8">(household_demographics.hd_dep_count = [HOUR.3]and household_demographics.hd_vehicle_count&lt;=[HOUR.3]+2)) </text:p>
      <text:p text:style-name="P8">and store.s_store_name = 'ese') s2, </text:p>
      <text:p text:style-name="P8"><text:s/>(select count(*) h9_30_to_10 </text:p>
      <text:p text:style-name="P8"><text:s/>from store_sales, household_demographics , time_dim, store </text:p>
      <text:p text:style-name="P8"><text:s/>where ss_sold_time_sk = time_dim.t_time_sk </text:p>
      <text:p text:style-name="P8">and ss_hdemo_sk = household_demographics.hd_demo_sk </text:p>
      <text:p text:style-name="P8">and ss_store_sk = s_store_sk </text:p>
      <text:p text:style-name="P8">and time_dim.t_hour = 9 </text:p>
      <text:p text:style-name="P8">and time_dim.t_minute &gt;= 30 </text:p>
      <text:p text:style-name="P8">and ((household_demographics.hd_dep_count = [HOUR.1]and household_demographics.hd_vehicle_count&lt;=[HOUR.1]+2) or </text:p>
      <text:p text:style-name="P8">(household_demographics.hd_dep_count = [HOUR.2]and household_demographics.hd_vehicle_count&lt;=[HOUR.2]+2) or </text:p>
      <text:p text:style-name="P8">(household_demographics.hd_dep_count = [HOUR.3]and household_demographics.hd_vehicle_count&lt;=[HOUR.3]+2)) </text:p>
      <text:p text:style-name="P8">and store.s_store_name = 'ese') s3, </text:p>
      <text:p text:style-name="P8"><text:s/>(select count(*) h10_to_10_30 </text:p>
      <text:p text:style-name="P8"><text:s/>from store_sales, household_demographics , time_dim, store </text:p>
      <text:p text:style-name="P8"><text:s/>where ss_sold_time_sk = time_dim.t_time_sk </text:p>
      <text:p text:style-name="P8">and ss_hdemo_sk = household_demographics.hd_demo_sk </text:p>
      <text:p text:style-name="P8">and ss_store_sk = s_store_sk </text:p>
      <text:p text:style-name="P8">and time_dim.t_hour = 10 </text:p>
      <text:p text:style-name="P8">and time_dim.t_minute &lt; 30 </text:p>
      <text:p text:style-name="P8">and ((household_demographics.hd_dep_count = [HOUR.1]and household_demographics.hd_vehicle_count&lt;=[HOUR.1]+2) or </text:p>
      <text:p text:style-name="P8">(household_demographics.hd_dep_count = [HOUR.2]and household_demographics.hd_vehicle_count&lt;=[HOUR.2]+2) or </text:p>
      <text:p text:style-name="P8">(household_demographics.hd_dep_count = [HOUR.3]and household_demographics.hd_vehicle_count&lt;=[HOUR.3]+2)) </text:p>
      <text:p text:style-name="P8">and store.s_store_name = 'ese') s4, </text:p>
      <text:p text:style-name="P8"><text:s/>(select count(*) h10_30_to_11 </text:p>
      <text:p text:style-name="P8"><text:s/>from store_sales, household_demographics , time_dim, store </text:p>
      <text:p text:style-name="P8"><text:s/>where ss_sold_time_sk = time_dim.t_time_sk </text:p>
      <text:p text:style-name="P8">and ss_hdemo_sk = household_demographics.hd_demo_sk </text:p>
      <text:p text:style-name="P8">and ss_store_sk = s_store_sk </text:p>
      <text:p text:style-name="P8">and time_dim.t_hour = 10 </text:p>
      <text:p text:style-name="P8">and time_dim.t_minute &gt;= 30 </text:p>
      <text:p text:style-name="P8">and ((household_demographics.hd_dep_count = [HOUR.1]and household_demographics.hd_vehicle_count&lt;=[HOUR.1]+2) or </text:p>
      <text:p text:style-name="P8">(household_demographics.hd_dep_count = [HOUR.2]and household_demographics.hd_vehicle_count&lt;=[HOUR.2]+2) or </text:p>
      <text:p text:style-name="P8">(household_demographics.hd_dep_count = [HOUR.3]and household_demographics.hd_vehicle_count&lt;=[HOUR.3]+2)) </text:p>
      <text:p text:style-name="P8">and store.s_store_name = 'ese') s5, </text:p>
      <text:p text:style-name="P8"><text:s/>(select count(*) h11_to_11_30 </text:p>
      <text:p text:style-name="P8"><text:s/>from store_sales, household_demographics , time_dim, store </text:p>
      <text:p text:style-name="P8"><text:s/>where ss_sold_time_sk = time_dim.t_time_sk </text:p>
      <text:p text:style-name="P8">and ss_hdemo_sk = household_demographics.hd_demo_sk </text:p>
      <text:p text:style-name="P8">and ss_store_sk = s_store_sk </text:p>
      <text:p text:style-name="P8">and time_dim.t_hour = 11 </text:p>
      <text:p text:style-name="P8">and time_dim.t_minute &lt; 30 </text:p>
      <text:p text:style-name="P8">and ((household_demographics.hd_dep_count = [HOUR.1]and household_demographics.hd_vehicle_count&lt;=[HOUR.1]+2) or </text:p>
      <text:p text:style-name="P8">(household_demographics.hd_dep_count = [HOUR.2]and household_demographics.hd_vehicle_count&lt;=[HOUR.2]+2) or </text:p>
      <text:p text:style-name="P8">(household_demographics.hd_dep_count = [HOUR.3]and household_demographics.hd_vehicle_count&lt;=[HOUR.3]+2)) </text:p>
      <text:p text:style-name="P8">and store.s_store_name = 'ese') s6, </text:p>
      <text:p text:style-name="P8"><text:s/>(select count(*) h11_30_to_12 </text:p>
      <text:p text:style-name="P8"><text:s/>from store_sales, household_demographics , time_dim, store </text:p>
      <text:p text:style-name="P8"><text:s/>where ss_sold_time_sk = time_dim.t_time_sk </text:p>
      <text:p text:style-name="P8">and ss_hdemo_sk = household_demographics.hd_demo_sk </text:p>
      <text:p text:style-name="P8">and ss_store_sk = s_store_sk </text:p>
      <text:p text:style-name="P8">and time_dim.t_hour = 11 </text:p>
      <text:p text:style-name="P8">and time_dim.t_minute &gt;= 30 </text:p>
      <text:p text:style-name="P8">and ((household_demographics.hd_dep_count = [HOUR.1]and household_demographics.hd_vehicle_count&lt;=[HOUR.1]+2) or </text:p>
      <text:p text:style-name="P8">(household_demographics.hd_dep_count = [HOUR.2]and household_demographics.hd_vehicle_count&lt;=[HOUR.2]+2) or </text:p>
      <text:p text:style-name="P8">(household_demographics.hd_dep_count = [HOUR.3]and household_demographics.hd_vehicle_count&lt;=[HOUR.3]+2)) </text:p>
      <text:p text:style-name="P8">and store.s_store_name = 'ese') s7, </text:p>
      <text:p text:style-name="P8"><text:s/>(select count(*) h12_to_12_30 </text:p>
      <text:p text:style-name="P8"><text:s/>from store_sales, household_demographics , time_dim, store </text:p>
      <text:p text:style-name="P8"><text:s/>where ss_sold_time_sk = time_dim.t_time_sk </text:p>
      <text:p text:style-name="P8">and ss_hdemo_sk = household_demographics.hd_demo_sk </text:p>
      <text:p text:style-name="P8">and ss_store_sk = s_store_sk </text:p>
      <text:p text:style-name="P8">and time_dim.t_hour = 12 </text:p>
      <text:p text:style-name="P8">and time_dim.t_minute &lt; 30 </text:p>
      <text:p text:style-name="P8">and ((household_demographics.hd_dep_count = [HOUR.1]and household_demographics.hd_vehicle_count&lt;=[HOUR.1]+2) or </text:p>
      <text:p text:style-name="P8">(household_demographics.hd_dep_count = [HOUR.2]and household_demographics.hd_vehicle_count&lt;=[HOUR.2]+2) or </text:p>
      <text:p text:style-name="P8">(household_demographics.hd_dep_count = [HOUR.3]and household_demographics.hd_vehicle_count&lt;=[HOUR.3]+2)) </text:p>
      <text:p text:style-name="P8">and store.s_store_name = 'ese') s8 ;</text:p>
      <text:p text:style-name="P8"/>
      <text:p text:style-name="P12">Altered</text:p>
      <text:p text:style-name="P1"/>
      <text:p text:style-name="P1">select count(*) h8_30_to_9 </text:p>
      <text:p text:style-name="P1">from store_sales, customer1 , time_dim1 </text:p>
      <text:p text:style-name="P1">where ss_sold_time_sk = time_dim1.t_time_sk <text:s/></text:p>
      <text:p text:style-name="P1">and ss_customer_sk = customer1.c_customer_sk </text:p>
      <text:p text:style-name="P1">and time_dim1.t_hour = 8 </text:p>
      <text:p text:style-name="P1">and time_dim1.t_minute &gt;= 30 </text:p>
      <text:p text:style-name="P1">and ((customer1.hd_dep_count = 1and customer1.hd_vehicle_count&lt;=3) or (customer1.hd_dep_count = 2and customer1.hd_vehicle_count&lt;=4) or </text:p>
      <text:p text:style-name="P1">(customer1.hd_dep_count = 3and customer1.hd_vehicle_count&lt;=5)) </text:p>
      <text:p text:style-name="P1">and store_sales.s_store_name = 'ese'; </text:p>
      <text:p text:style-name="P1"/>
      <text:p text:style-name="P1"/>
      <text:p text:style-name="P1"><text:span text:style-name="T4">89</text:span>)</text:p>
      <text:p text:style-name="P12">Original</text:p>
      <text:p text:style-name="P1"/>
      <text:p text:style-name="P8">define YEAR = random(1998, 2002, uniform); </text:p>
      <text:p text:style-name="P8">define IDX = ulist(random(1, rowcount("categories"), uniform), 6); </text:p>
      <text:p text:style-name="P8">define CAT_A = distmember(categories, [IDX.1], 1); </text:p>
      <text:p text:style-name="P8"><text:soft-page-break/>define CLASS_A = DIST(distmember(categories, [IDX.1], 2), 1, 1); </text:p>
      <text:p text:style-name="P8">define CAT_B = distmember(categories, [IDX.2], 1); </text:p>
      <text:p text:style-name="P8">define CLASS_B = DIST(distmember(categories, [IDX.2], 2), 1, 1); </text:p>
      <text:p text:style-name="P8">define CAT_C = distmember(categories, [IDX.3], 1); </text:p>
      <text:p text:style-name="P8">define CLASS_C = DIST(distmember(categories, [IDX.3], 2), 1, 1); </text:p>
      <text:p text:style-name="P8">define CAT_D = distmember(categories, [IDX.4], 1); </text:p>
      <text:p text:style-name="P8">define CLASS_D = DIST(distmember(categories, [IDX.4], 2), 1, 1); </text:p>
      <text:p text:style-name="P8">define CAT_E = distmember(categories, [IDX.5], 1); </text:p>
      <text:p text:style-name="P8">define CLASS_E = DIST(distmember(categories, [IDX.5], 2), 1, 1); </text:p>
      <text:p text:style-name="P8">define CAT_F = distmember(categories, [IDX.6], 1); </text:p>
      <text:p text:style-name="P8">define CLASS_F = DIST(distmember(categories, [IDX.6], 2), 1, 1); </text:p>
      <text:p text:style-name="P8">define _LIMIT=100; </text:p>
      <text:p text:style-name="P8"/>
      <text:p text:style-name="P8">[_LIMITA] select [_LIMITB] * </text:p>
      <text:p text:style-name="P8">from( select i_category, i_class, i_brand, s_store_name, s_company_name, </text:p>
      <text:p text:style-name="P8">d_moy, sum(ss_sales_price) sum_sales, avg(sum(ss_sales_price)) over </text:p>
      <text:p text:style-name="P8">(partition by i_category, i_brand, s_store_name, s_company_name) </text:p>
      <text:p text:style-name="P8">avg_monthly_sales from item, store_sales, date_dim, store </text:p>
      <text:p text:style-name="P8">where ss_item_sk = i_item_sk and ss_sold_date_sk = d_date_sk and </text:p>
      <text:p text:style-name="P8">ss_store_sk = s_store_sk and d_year in ([YEAR]) and </text:p>
      <text:p text:style-name="P8"><text:s text:c="2"/>((i_category in ('[CAT_A]','[CAT_B]','[CAT_C]') and </text:p>
      <text:p text:style-name="P8">i_class in ('[CLASS_A]','[CLASS_B]','[CLASS_C]') <text:s text:c="2"/>) </text:p>
      <text:p text:style-name="P8">or (i_category in ('[CAT_D]','[CAT_E]','[CAT_F]')and </text:p>
      <text:p text:style-name="P8">i_class in ('[CLASS_D]','[CLASS_E]','[CLASS_F]') )) </text:p>
      <text:p text:style-name="P8">group by i_category, i_class, i_brand, s_store_name, s_company_name, d_moy) tmp1 </text:p>
      <text:p text:style-name="P8">where case when (avg_monthly_sales &lt;&gt; 0) then (abs(sum_sales - avg_monthly_sales) / avg_monthly_sales) else null end &gt; 0.1 </text:p>
      <text:p text:style-name="P8">order by sum_sales - avg_monthly_sales, s_store_name </text:p>
      <text:p text:style-name="P8">[_LIMITC];</text:p>
      <text:p text:style-name="P1"/>
      <text:p text:style-name="P12">Altered</text:p>
      <text:p text:style-name="P1"/>
      <text:p text:style-name="P1">select i_category, i_class, i_brand, s_store_name, s_company_name, </text:p>
      <text:p text:style-name="P1">d_moy, sum(ss_sales_price) sum_sales </text:p>
      <text:p text:style-name="P1">from item, store_sales, date_dim </text:p>
      <text:p text:style-name="P1">where ss_item_sk = i_item_skand </text:p>
      <text:p text:style-name="P1">ss_sold_date_sk = d_date_skand </text:p>
      <text:p text:style-name="P1">d_year in (2000)and ((i_category in ('Music','Home','Sports')and i_class in ('country','rugs','fishing') ) or (i_category in ('Women','Men','Children')and i_class in ('swimwear','shirts','pants')))</text:p>
      <text:p text:style-name="P1">group by i_category, i_class, i_brand, s_store_name, s_company_name, d_moy; <text:s text:c="2"/></text:p>
      <text:p text:style-name="P1"/>
      <text:p text:style-name="P1"><text:span text:style-name="T4">96</text:span>)</text:p>
      <text:p text:style-name="P12">Original</text:p>
      <text:p text:style-name="P12"/>
      <text:p text:style-name="P8">Define HOUR= text({"20",1},{"15",1},{"16",1},{"8",1}); </text:p>
      <text:p text:style-name="P8">Define DEPCNT=random(0,9,uniform); </text:p>
      <text:p text:style-name="P8">define _LIMIT=100; </text:p>
      <text:p text:style-name="P8"/>
      <text:p text:style-name="P8">[_LIMITA] select [_LIMITB] count(*) </text:p>
      <text:p text:style-name="P8">from store_sales , household_demographics, time_dim, store </text:p>
      <text:p text:style-name="P8">where ss_sold_time_sk = time_dim.t_time_sk <text:s text:c="2"/></text:p>
      <text:p text:style-name="P8">and ss_hdemo_sk = household_demographics.hd_demo_sk </text:p>
      <text:p text:style-name="P8">and ss_store_sk = s_store_sk </text:p>
      <text:p text:style-name="P8">and time_dim.t_hour = [HOUR] </text:p>
      <text:p text:style-name="P8">and time_dim.t_minute &gt;= 30 </text:p>
      <text:p text:style-name="P8">and household_demographics.hd_dep_count = [DEPCNT] </text:p>
      <text:p text:style-name="P8">and store.s_store_name = 'ese' </text:p>
      <text:p text:style-name="P8">order by count(*) </text:p>
      <text:p text:style-name="P8">[_LIMITC];</text:p>
      <text:p text:style-name="P1"/>
      <text:p text:style-name="P12">Altered</text:p>
      <text:p text:style-name="P1"/>
      <text:p text:style-name="P1">select count(*) </text:p>
      <text:p text:style-name="P1">from store_sales ,customer1,time_dim1 </text:p>
      <text:p text:style-name="P1">where ss_sold_time_sk = time_dim1.t_time_sk <text:s text:c="2"/></text:p>
      <text:p text:style-name="P1">and ss_customer_sk = customer1.c_customer_sk </text:p>
      <text:p text:style-name="P1">and time_dim1.t_hour = 12 </text:p>
      <text:p text:style-name="P1">and time_dim1.t_minute &gt;= 30 </text:p>
      <text:p text:style-name="P1">and customer1.hd_dep_count = 3 </text:p>
      <text:p text:style-name="P1">and store_sales.s_store_name = 'ese'; </text:p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4">98</text:span>)</text:p>
      <text:p text:style-name="P12">Original</text:p>
      <text:p text:style-name="P12"/>
      <text:p text:style-name="P8">Define YEAR=random(1998,2002,uniform); </text:p>
      <text:p text:style-name="P8">Define SDATE=date([YEAR]+"-01-01",[YEAR]+"-07-01",sales); </text:p>
      <text:p text:style-name="P8">Define CATEGORY=ulist(dist(categories,1,1),3); </text:p>
      <text:p text:style-name="P8"/>
      <text:p text:style-name="P8">select i_item_id , i_item_desc, i_category, i_class, i_current_price, sum(ss_ext_sales_price) as itemrevenue, sum(ss_ext_sales_price)*100/sum(sum(ss_ext_sales_price)) over </text:p>
      <text:p text:style-name="P8">(partition by i_class) as revenueratio </text:p>
      <text:p text:style-name="P8">from store_sales, item, date_dim </text:p>
      <text:p text:style-name="P8">where </text:p>
      <text:p text:style-name="P8">ss_item_sk = i_item_sk </text:p>
      <text:p text:style-name="P8"><text:s/>and i_category in ('[CATEGORY.1]', '[CATEGORY.2]', '[CATEGORY.3]') </text:p>
      <text:p text:style-name="P8"><text:s/>and ss_sold_date_sk = d_date_sk </text:p>
      <text:p text:style-name="P8">and d_date between cast('[SDATE]' as date) </text:p>
      <text:p text:style-name="P8">and (cast('[SDATE]' as date) + 30 days) </text:p>
      <text:p text:style-name="P8">group by i_item_id , i_item_desc, i_category , i_class , i_current_price </text:p>
      <text:p text:style-name="P8">order by i_category , <text:span text:style-name="T5">i</text:span>_class , i_item_id , i_item_desc, revenueratio; </text:p>
      <text:p text:style-name="P8"/>
      <text:p text:style-name="P12">Altered</text:p>
      <text:p text:style-name="P3"/>
      <text:p text:style-name="P3"><text:s/>select i_item_id , i_item_desc, i_category, i_class, i_current_price , sum(ss_ext_sales_price) as itemrevenue </text:p>
      <text:p text:style-name="P1">from store_sales ,item ,date_dim </text:p>
      <text:p text:style-name="P1">where ss_item_sk = i_item_sk </text:p>
      <text:p text:style-name="P1">and i_category in ('Music','Home','Sports') </text:p>
      <text:p text:style-name="P1">and ss_sold_date_sk = d_date_sk </text:p>
      <text:p text:style-name="P1">and d_date between '2002-01-01'and '2002-01-31' </text:p>
      <text:p text:style-name="P1">group by i_item_id ,i_item_desc ,i_category ,i_class ,i_current_price; 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3:34:38.060750216</meta:creation-date>
    <meta:print-date>2016-06-23T14:20:44.758867693</meta:print-date>
    <dc:date>2017-01-03T20:04:30.894735857</dc:date>
    <meta:editing-duration>PT1H33M15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4" meta:paragraph-count="459" meta:word-count="1997" meta:character-count="20901" meta:non-whitespace-character-count="18879"/>
  </office:meta>
</office:document-meta>
</file>